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officeooo:paragraph-rsid="0000300e"/>
    </style:style>
    <style:style style:name="P2" style:family="paragraph" style:parent-style-name="Standard">
      <style:paragraph-properties fo:line-height="200%" fo:text-align="center" style:justify-single-word="false"/>
      <style:text-properties style:font-name="Times New Roman" officeooo:rsid="0000300e" officeooo:paragraph-rsid="0000300e"/>
    </style:style>
    <style:style style:name="P3" style:family="paragraph" style:parent-style-name="Standard">
      <style:paragraph-properties fo:line-height="200%"/>
      <style:text-properties style:font-name="Times New Roman" officeooo:paragraph-rsid="0000300e"/>
    </style:style>
    <style:style style:name="P4" style:family="paragraph" style:parent-style-name="Standard">
      <style:paragraph-properties fo:line-height="200%"/>
      <style:text-properties style:font-name="Times New Roman" officeooo:paragraph-rsid="0000e8a4"/>
    </style:style>
    <style:style style:name="T1" style:family="text">
      <style:text-properties fo:font-style="italic" style:font-style-asian="italic"/>
    </style:style>
    <style:style style:name="T2" style:family="text">
      <style:text-properties fo:font-style="italic" officeooo:rsid="0000300e" style:font-style-asian="italic"/>
    </style:style>
    <style:style style:name="T3" style:family="text">
      <style:text-properties officeooo:rsid="0000300e"/>
    </style:style>
    <style:style style:name="T4"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notated Bibliography</text:p>
      <text:p text:style-name="P3">Axtell, Robert L., Joshua M. Epstein, Jeffrey S. Dean, George J. Gumerman, Alan C. Swedlund, Jason Harburger, Shubha Chakravarty, Ross Hammond, Jon Parker, and Miles Parker<text:line-break/> <text:s text:c="3"/>2002 <text:s text:c="3"/>Population growth and collapse in a multiagent model of the Kayenta Anasazi in Long House</text:p>
      <text:p text:style-name="P3"><text:s text:c="8"/>Valley. <text:span text:style-name="T1">Proceedings of the National Academy of Sciences</text:span> 99(suppl_3):7275–7279.</text:p>
      <text:p text:style-name="P1"><text:span text:style-name="T4"><text:s text:c="8"/>DOI:10.1073/pnas.092080799.<text:line-break/></text:span>One of the first popular examples of agent-based mod<text:span text:style-name="T3">e</text:span>ling used in archaeology. <text:span text:style-name="T3">The authors provide a detailed criteria for selecting candidates for agent-based modeling, such as, bounded topography, and an in depth reconstruction of climate, crop production, groundwater, flood plain, and human settlements. The authors state that incorporating heterogeneity in for individuals improved the simulation. It also enforced the idea of searching the parameter space to match the expected data is usually required.</text:span></text:p>
      <text:p text:style-name="P3"><text:line-break/>Heckbert, Scott<text:line-break/> <text:s text:c="3"/>2013 <text:s text:c="3"/>MayaSim: An Agent-Based Model of the Ancient Maya Social-Ecological System. <text:span text:style-name="T1">Journal of</text:span></text:p>
      <text:p text:style-name="P3"><text:span text:style-name="T1"><text:s text:c="8"/>Artificial Societies and Social Simulation</text:span> 16(4):11.<text:line-break/>A rather complex agent based model, combining simulations of hydrology, terrain, climate, forest growth, soil, and settlements with trade/trade networks, agriculture, migration, and GDP. <text:span text:style-name="T3">Heckbert describes it as “an integrated agent-based, cellular automata, and network model representing the ancient Maya socialecological system. The model represents the relationship between population growth, agricultural production, soil degradation, climate variability, primary productivity, hydrology, ecosystem services, forest succession, and the stability of trade networks. Agents representing settlements develop and expand within a spatial landscape that changes under climate variation and responds to anthropogenic impacts”,</text:span> The model is applied to the ancient Maya region, and seeks to have it mimic the previously known grow<text:span text:style-name="T3">th</text:span> and collapse, and to find what factors attributed most to the <text:soft-page-break/>formation of The Maya civilization, and finally, to test which variables lead to the simulation becoming unstable and the events that have the most impact. I will be basing my interactive simulation on this paper, re-implementing it in Rust, using the Bevy game engine.</text:p>
      <text:p text:style-name="P3"><text:line-break/>Moss, Scott<text:line-break/> <text:s text:c="3"/>2008 <text:s text:c="3"/>Alternative approaches to the empirical validation of agent-based models. <text:span text:style-name="T1">Journal of</text:span></text:p>
      <text:p text:style-name="P4"><text:span text:style-name="T1"><text:s text:c="8"/>Artificial Societies and Social Simulation</text:span> 11(1):5.<text:line-break/><text:span text:style-name="T3"><text:line-break/>Romanowska, Iza, Stefani A. Crabtree, Kathryn Harris, and Benjamin Davies<text:line-break/> <text:s text:c="3"/>2019 <text:s text:c="3"/>Agent-Based Modeling for Archaeologists: Part 1 of 3. </text:span><text:span text:style-name="T2">Advances in Archaeological Practice</text:span></text:p>
      <text:p text:style-name="P3"><text:span text:style-name="T2"><text:s text:c="8"/></text:span><text:span text:style-name="T3">7(2):178–184. DOI:10.1017/aap.2019.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ibliography_20_1" style:display-name="Bibliography 1" style:family="paragraph" style:parent-style-name="Index" style:class="index">
      <style:paragraph-properties fo:margin-left="0in" fo:margin-top="0in" fo:margin-bottom="0in" style:contextual-spacing="false" style:line-height-at-least="0.3335in" fo:text-indent="0in"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6T22:07:35</meta:creation-date>
    <dc:date>2023-11-28T01:03:05.950000000</dc:date>
    <meta:editing-duration>PT3H38M48S</meta:editing-duration>
    <meta:editing-cycles>2</meta:editing-cycles>
    <meta:generator>LibreOffice/7.6.2.1$Windows_X86_64 LibreOffice_project/56f7684011345957bbf33a7ee678afaf4d2ba333</meta:generator>
    <meta:document-statistic meta:table-count="0" meta:image-count="0" meta:object-count="0" meta:page-count="2" meta:paragraph-count="9" meta:word-count="358" meta:character-count="2653" meta:non-whitespace-character-count="2235"/>
    <meta:user-defined meta:name="ZOTERO_PREF_1">&lt;data data-version="3" zotero-version="7.0.0-beta.51+7c5600913"&gt;&lt;session id="wJ7RRk1u"/&gt;&lt;style id="http://www.zotero.org/styles/society-for-american-archaeology-fixed" locale="en-US" hasBibliography="1" bibliographyStyleHasBeenSet="1"/&gt;&lt;prefs&gt;&lt;pref name="</meta:user-defined>
    <meta:user-defined meta:name="ZOTERO_PREF_2">fieldType" value="ReferenceMark"/&gt;&lt;pref name="automaticJournalAbbreviations" value="true"/&gt;&lt;pref name="delayCitationUpdates" value="true"/&gt;&lt;/prefs&gt;&lt;/data&gt;</meta:user-defined>
  </office:meta>
</office:document-meta>
</file>